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ourier New" svg:font-family="Courier New"/>
    <style:font-face style:name="Verdana" svg:font-family="Verdana"/>
  </office:font-face-decls>
  <office:automatic-styles>
    <style:style style:name="P1" style:family="paragraph" style:parent-style-name="Standard">
      <style:paragraph-properties fo:margin-top="0.1944in" fo:margin-bottom="0.1807in" fo:line-height="120%"/>
      <style:text-properties style:font-name="Verdana" fo:font-size="13.0pt" fo:color="#3d495c"/>
    </style:style>
    <style:style style:name="P2" style:family="paragraph" style:parent-style-name="Standard">
      <style:paragraph-properties fo:line-height="115%"/>
      <style:text-properties style:font-name="Verdana" fo:font-size="12.0pt"/>
    </style:style>
    <style:style style:name="P3" style:family="paragraph" style:parent-style-name="Standard">
      <style:paragraph-properties fo:margin-top="0.1665in" fo:margin-bottom="0.1665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Verdana" fo:font-size="12.0pt"/>
    </style:style>
    <style:style style:name="P4" style:family="paragraph" style:parent-style-name="Standard">
      <style:paragraph-properties fo:margin-top="0.1665in" fo:margin-bottom="0.1665in" fo:margin-left="0.5000in"/>
      <style:text-properties style:font-name="Verdana" fo:font-size="12.0pt"/>
    </style:style>
    <style:style style:name="P5" style:family="paragraph" style:parent-style-name="Standard">
      <style:paragraph-properties fo:line-height="115%"/>
      <style:text-properties style:font-name="Courier New" fo:font-size="12.0pt" fo:color="#f8f8f2" fo:background-color="#272822"/>
    </style:style>
    <style:style style:name="P6" style:family="paragraph" style:parent-style-name="Standard">
      <style:paragraph-properties fo:margin-bottom="0.0835in" fo:line-height="150%"/>
      <style:text-properties style:font-name="Courier New" fo:font-size="12.0pt" fo:color="#f8f8f2" fo:background-color="#272822"/>
    </style:style>
    <style:style style:name="P7" style:family="paragraph" style:parent-style-name="Standard">
      <style:paragraph-properties fo:margin-top="0.1665in" fo:margin-bottom="0.1665in" fo:margin-left="0.5000in"/>
      <style:text-properties style:font-name="Arial" fo:font-size="11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Courier New" fo:font-size="10.5pt" fo:font-size-asian="10.5pt" fo:font-size-complex="10.5pt" fo:color="#e83e8c"/>
    </style:style>
    <style:style style:name="T3" style:family="text">
      <style:text-properties style:font-name="Arial" fo:font-size="11.0pt" fo:font-size-asian="11.0pt" fo:font-size-complex="11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Parte I - Criação de arquivos e diretórios</text:span></text:p>
      <text:p text:style-name="P2">Dica : Para criação de arquivos vazios, você pode utilizar o comando <text:span text:style-name="T2">touch nome-do-arquivo.extensao</text:span>.</text:p>
      <text:list text:style-name="L1">
        <text:list-item>
          <text:p text:style-name="P3">Utilizando o terminal, aplique o comando de criação de diretórios que você aprendeu, crie um diretório chamado <text:span text:style-name="T2">unix_tests</text:span><text:s/>e navegue até ele.</text:p>
        </text:list-item>
      </text:list>
      <text:p text:style-name="P4">mkdir unix_tests &amp;&amp; cd $_<text:span text:style-name="T3"><text:s/></text:span>// $_: se refere ao último argumento do comando anterior</text:p>
      <text:list text:style-name="L1">
        <text:list-item>
          <text:p text:style-name="P3">Crie um arquivo de texto com o nome <text:span text:style-name="T2">trybe.txt</text:span><text:s/>.</text:p>
        </text:list-item>
      </text:list>
      <text:p text:style-name="P4">touch trybe.txt</text:p>
      <text:list text:style-name="L1">
        <text:list-item>
          <text:p text:style-name="P3">Crie uma cópia do arquivo <text:span text:style-name="T2">trybe.txt</text:span><text:s/>com nome <text:span text:style-name="T2">trybe_backup.txt</text:span><text:s/>.</text:p>
        </text:list-item>
      </text:list>
      <text:p text:style-name="P4">cp trybe.txt trybe_backup.txt</text:p>
      <text:list text:style-name="L1">
        <text:list-item>
          <text:p text:style-name="P3">Renomeie o arquivo <text:span text:style-name="T2">trybe.txt</text:span><text:s/>.</text:p>
        </text:list-item>
      </text:list>
      <text:p text:style-name="P4">mv trybe.txt trybe_renamed.txt</text:p>
      <text:list text:style-name="L1">
        <text:list-item>
          <text:p text:style-name="P3">Dentro de <text:span text:style-name="T2">unix_tests</text:span><text:s/>, crie um novo diretório chamado <text:span text:style-name="T2">backup</text:span><text:s/>.</text:p>
        </text:list-item>
      </text:list>
      <text:p text:style-name="P4">mkdir backup</text:p>
      <text:list text:style-name="L1">
        <text:list-item>
          <text:p text:style-name="P3">Mova o arquivo <text:span text:style-name="T2">trybe_backup.txt</text:span><text:s/>para o diretório <text:span text:style-name="T2">backup</text:span><text:s/>.</text:p>
        </text:list-item>
      </text:list>
      <text:p text:style-name="P4">mv trybe_backup.txt backup</text:p>
      <text:list text:style-name="L1">
        <text:list-item>
          <text:p text:style-name="P3">Dentro de <text:span text:style-name="T2">unix_tests</text:span><text:s/>, crie um novo diretório chamado <text:span text:style-name="T2">backup2</text:span><text:s/>.</text:p>
        </text:list-item>
      </text:list>
      <text:p text:style-name="P4">mkdir backup2</text:p>
      <text:list text:style-name="L1">
        <text:list-item>
          <text:p text:style-name="P3">Mova o arquivo <text:span text:style-name="T2">trybe_backup.txt</text:span><text:s/>da pasta <text:span text:style-name="T2">backup</text:span><text:s/>para a pasta <text:span text:style-name="T2">backup2</text:span><text:s/>.</text:p>
        </text:list-item>
      </text:list>
      <text:p text:style-name="P4">mv backup/trybe_backup.txt backup2</text:p>
      <text:list text:style-name="L1">
        <text:list-item>
          <text:p text:style-name="P3">Apague a pasta <text:span text:style-name="T2">backup</text:span><text:s/>.</text:p>
        </text:list-item>
      </text:list>
      <text:p text:style-name="P4">rmdir backup</text:p>
      <text:list text:style-name="L1">
        <text:list-item>
          <text:p text:style-name="P3">Renomeie a pasta <text:span text:style-name="T2">backup2</text:span><text:s/>para <text:span text:style-name="T2">backup</text:span><text:s/>.</text:p>
        </text:list-item>
      </text:list>
      <text:p text:style-name="P4">mv backup2 backup</text:p>
      <text:list text:style-name="L1">
        <text:list-item>
          <text:p text:style-name="P3">Veja qual o path completo do diretório atual e liste todos os arquivos dentro dele.</text:p>
        </text:list-item>
      </text:list>
      <text:p text:style-name="P4">pwd &amp;&amp; ls</text:p>
      <text:list text:style-name="L1">
        <text:list-item>
          <text:p text:style-name="P3">Apague o diretório <text:span text:style-name="T2">backup</text:span><text:s/>.</text:p>
        </text:list-item>
      </text:list>
      <text:p text:style-name="P4">rm -rf backup</text:p>
      <text:list text:style-name="L1">
        <text:list-item>
          <text:p text:style-name="P3">Limpe o terminal.</text:p>
        </text:list-item>
      </text:list>
      <text:p text:style-name="P4">clear</text:p>
      <text:p text:style-name="P2">Para os exercícios 14 e 15, crie, de forma manual na parte gráfica do seu sistema operacional (através do mouse), um arquivo de texto com o conteúdo abaixo, chamado <text:span text:style-name="T2">skills.txt</text:span><text:s/>:</text:p>
      <text:p text:style-name="P5">Internet</text:p>
      <text:p text:style-name="P5">Unix</text:p>
      <text:p text:style-name="P5">Bash</text:p>
      <text:p text:style-name="P5">HTML</text:p>
      <text:p text:style-name="P5">CSS</text:p>
      <text:p text:style-name="P5">JavaScript</text:p>
      <text:p text:style-name="P5">React</text:p>
      <text:p text:style-name="P6">SQL</text:p>
      <text:list text:style-name="L1">
        <text:list-item>
          <text:p text:style-name="P3">Mostre na tela as 5 primeiras skills do arquivo <text:span text:style-name="T2">skills.txt</text:span><text:s/>.</text:p>
        </text:list-item>
      </text:list>
      <text:p text:style-name="P4">head -5 skills.txt</text:p>
      <text:list text:style-name="L1">
        <text:list-item>
          <text:p text:style-name="P3">Mostre na tela as 4 últimas skills do arquivo <text:span text:style-name="T2">skills.txt</text:span><text:s/>.</text:p>
        </text:list-item>
      </text:list>
      <text:p text:style-name="P4">tail -4 skills.txt</text:p>
      <text:list text:style-name="L1">
        <text:list-item>
          <text:p text:style-name="P3">Apague todos os arquivos que terminarem em <text:span text:style-name="T2">.txt</text:span><text:s/>.</text:p>
        </text:list-item>
      </text:list>
      <text:p text:style-name="P7">rm -rf *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</meta:generator>
  </office:meta>
</office:document-meta>
</file>